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ce1"/>
        <table:table-column table:style-name="co1" table:number-columns-repeated="2" table:default-cell-style-name="ce3"/>
        <table:table-row table:style-name="ro1">
          <table:table-cell table:style-name="Default" office:value-type="string">
            <text:p>Competition: American Indoor Soccer Association</text:p>
          </table:table-cell>
          <table:table-cell table:style-name="Default" table:number-columns-repeated="17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1984-1985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anton Invad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kia001">Kia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krameart001">Art Kramer</text:a>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dolinjoh001">John Dolinsky</text:a></text:p>
          </table:table-cell>
          <table:table-cell office:value-type="string">
            <text:p>D-F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tobindon001">Don Tobin</text:a></text:p>
          </table:table-cell>
          <table:table-cell office:value-type="string">
            <text:p>M,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lollaken001">Ken Lolla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killiken001">Kenny Killingsworth</text:a></text:p>
          </table:table-cell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ervingle001">Glenn Ervine</text:a></text:p>
          </table:table-cell>
          <table:table-cell table:style-name="ce3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pavlejoe001">Joe Pavlek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pisanosc001">Oscar Pisano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condrtom001">Tom Condric</text:a>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frickste001">Steve Frick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davidvic001">Vic Davidson</text:a></text:p>
          </table:table-cell>
          <table:table-cell office:value-type="string">
            <text:p>F,F/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tymatim001">Tim Tyma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savagste001">Steve Savage</text:a></text:p>
          </table:table-cell>
          <table:table-cell table:style-name="ce3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caetadav001">David Caetano</text:a>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paxosmik001">Mike Paxos</text:a></text:p>
          </table:table-cell>
          <table:table-cell table:style-name="ce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looksim001">Simon Look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jentaway001">Wayne Jentas</text:a></text:p>
          </table:table-cell>
          <table:table-cell office:value-type="string">
            <text:p>D,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barbamik001">Mike Barbarick</text:a></text:p>
          </table:table-cell>
          <table:table-cell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kukilbor001">Boris Kukilja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naumobil001">Bill Naumovski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hicago Vulture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kia001">Kia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krameart001">Art Kramer</text:a>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dolinjoh001">John Dolinsky</text:a></text:p>
          </table:table-cell>
          <table:table-cell office:value-type="string">
            <text:p>D-F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tobindon001">Don Tobin</text:a></text:p>
          </table:table-cell>
          <table:table-cell office:value-type="string">
            <text:p>M,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lollaken001">Ken Lolla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killiken001">Kenny Killingsworth</text:a></text:p>
          </table:table-cell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ervingle001">Glenn Ervine</text:a></text:p>
          </table:table-cell>
          <table:table-cell table:style-name="ce3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pavlejoe001">Joe Pavlek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pisanosc001">Oscar Pisano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condrtom001">Tom Condric</text:a>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frickste001">Steve Frick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davidvic001">Vic Davidson</text:a></text:p>
          </table:table-cell>
          <table:table-cell office:value-type="string">
            <text:p>F,F/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tymatim001">Tim Tyma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savagste001">Steve Savage</text:a></text:p>
          </table:table-cell>
          <table:table-cell table:style-name="ce3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caetadav001">David Caetano</text:a>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paxosmik001">Mike Paxos</text:a></text:p>
          </table:table-cell>
          <table:table-cell table:style-name="ce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looksim001">Simon Look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jentaway001">Wayne Jentas</text:a></text:p>
          </table:table-cell>
          <table:table-cell office:value-type="string">
            <text:p>D,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barbamik001">Mike Barbarick</text:a></text:p>
          </table:table-cell>
          <table:table-cell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kukilbor001">Boris Kukilja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naumobil001">Bill Naumovski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olumbus Capital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hkreles001">Lesh Shkreli</text:a></text:p>
          </table:table-cell>
          <table:table-cell office:value-type="string">
            <text:p>F,M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hiltosol001">Soloman Hilton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johnston001">Tony Johnson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celesger001">Gerald Celestin</text:a></text:p>
          </table:table-cell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piercdav001">David Pierce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schlowal001">Walter Schlothauer</text:a></text:p>
          </table:table-cell>
          <table:table-cell office:value-type="string">
            <text:p>D,F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astigrub001">Ruben Astigarraga</text:a></text:p>
          </table:table-cell>
          <table:table-cell office:value-type="string">
            <text:p>F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lugrimar001">Mark Lugris</text:a>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boljebil001">Billy Boljevic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saintedd001">Eddie Saint-Cloud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hartmbil001">Bill Hartman</text:a></text:p>
          </table:table-cell>
          <table:table-cell table:style-name="ce3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strengen001">Gene Strenicer</text:a></text:p>
          </table:table-cell>
          <table:table-cell office:value-type="string">
            <text:p>M,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mcdonbil001">Bill McDonald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westbste001">Steve Westbrook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desouval001">Val DeSouza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armstfre001">Fred Armstrong</text:a></text:p>
          </table:table-cell>
          <table:table-cell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gantesep001">Sepp Gantenhammer</text:a></text:p>
          </table:table-cell>
          <table:table-cell office:value-type="string">
            <text:p>GK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mcneebil001">Billy McNeel</text:a></text:p>
          </table:table-cell>
          <table:table-cell office:value-type="string">
            <text:p>GK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puskaed001">Ed Puskarich</text:a>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davisgle001">Glenn Davis</text:a></text:p>
          </table:table-cell>
          <table:table-cell table:style-name="ce3"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abramfel001">Felix Abramovich</text:a></text:p>
          </table:table-cell>
          <table:table-cell table:style-name="ce3"/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Kalamazoo Kangaroo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powerted001">Ted Powers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garremik001">Mike Garrett</text:a>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spethfra001">Frank Speth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aurdie001">Diedier Aur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kellydam001">Damien Kelly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osheanic001">Nick O'Shea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gibbomik001">Mike Gibbons</text:a></text:p>
          </table:table-cell>
          <table:table-cell table:style-name="ce3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melsobo001">Bo Melson</text:a>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olsonrob001">Robbie Olson</text:a>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marucjoh001">John Marucce</text:a></text:p>
          </table:table-cell>
          <table:table-cell table:style-name="ce3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pollabob001">Bob Pollard</text:a></text:p>
          </table:table-cell>
          <table:table-cell table:style-name="ce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doerrste001">Steve Doerr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flynnkev001">Kevin Flynn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housejim001">Jim House</text:a></text:p>
          </table:table-cell>
          <table:table-cell table:style-name="ce3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kestllee001">Lee Kestler</text:a>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mcglydan001">Dan McGlynn</text:a></text:p>
          </table:table-cell>
          <table:table-cell table:style-name="ce3"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wattber001">Bernie Watt</text:a></text:p>
          </table:table-cell>
          <table:table-cell office:value-type="string">
            <text:p>GK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bretnsco001">Scott Bretner</text:a></text:p>
          </table:table-cell>
          <table:table-cell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medanmla001">Mladen Medancic</text:a></text:p>
          </table:table-cell>
          <table:table-cell table:style-name="ce3"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bozadbob001">Bob Bozada</text:a></text:p>
          </table:table-cell>
          <table:table-cell office:value-type="string">
            <text:p>D,M,F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khanimos001">Moshen Khani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Louisville Thunder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gabarjim001">Jim Gabarra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hellechr001">Chris Hellenkamp</text:a></text:p>
          </table:table-cell>
          <table:table-cell office:value-type="string">
            <text:p>F,M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salmojun001">Junior Salmon</text:a></text:p>
          </table:table-cell>
          <table:table-cell table:style-name="ce3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fallmik001">Mike Fall</text:a>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ramsebob001">Bob Ramsey</text:a>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hudsoaus001">Austin Hudson</text:a></text:p>
          </table:table-cell>
          <table:table-cell office:value-type="string">
            <text:p>F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diberpau001">Paul Dibernardo</text:a></text:p>
          </table:table-cell>
          <table:table-cell table:style-name="ce3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tozerkei001">Keith Tozer</text:a></text:p>
          </table:table-cell>
          <table:table-cell office:value-type="string">
            <text:p>F,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blasigre001">Gregg Blasingame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mulrotom001">Tommy Mulroy</text:a></text:p>
          </table:table-cell>
          <table:table-cell office:value-type="string">
            <text:p>D,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bakhtsae001">Saeed Bakhtiari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noonamik001">Mike Noonan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meschrob001">Robert Meschbach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salciton001">Tony Salciccia</text:a></text:p>
          </table:table-cell>
          <table:table-cell table:style-name="ce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oswalchr001">Chris Oswald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boylesil001">Silas Boyle</text:a></text:p>
          </table:table-cell>
          <table:table-cell office:value-type="string">
            <text:p>GK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chiwaty001">Ty Chiwanga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schweric001">Rick Schweizer</text:a></text:p>
          </table:table-cell>
          <table:table-cell office:value-type="string">
            <text:p>GK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mcnicbil001">Billy McNico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edlatim001">Tim Sedlacek</text:a></text:p>
          </table:table-cell>
          <table:table-cell office:value-type="string">
            <text:p>F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float" office:value="13.1">
            <text:p>13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alazjoh001">John Salazar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6.8">
            <text:p>16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knezipet001">Pete Knezic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289">
            <text:p>28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8.3">
            <text:p>8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aliottom001">Tom Alioto</text:a>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float" office:value="9.1">
            <text:p>9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hodgsdav001">Dave Hodgson</text:a></text:p>
          </table:table-cell>
          <table:table-cell table:style-name="ce3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3.4">
            <text:p>13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alciton001">Tony Salciccia</text:a></text:p>
          </table:table-cell>
          <table:table-cell table:style-name="ce3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ennelou001">Louis Bennett</text:a></text:p>
          </table:table-cell>
          <table:table-cell table:style-name="ce3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8.8">
            <text:p>18.8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ucevbor001">Boro Sucevic</text:a>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7.6">
            <text:p>7.6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fazektom001">Tom Fazekas</text:a></text:p>
          </table:table-cell>
          <table:table-cell table:style-name="ce3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immighel001">Helmut Immig</text:a></text:p>
          </table:table-cell>
          <table:table-cell table:style-name="ce3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8.5">
            <text:p>8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wansste001">Steve Swanson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4">
            <text:p>5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naminrez001">Reza Namin</text:a></text:p>
          </table:table-cell>
          <table:table-cell table:style-name="ce3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3">
            <text:p>5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westbsco001">Scott Westbrook</text:a></text:p>
          </table:table-cell>
          <table:table-cell table:style-name="ce3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5.2">
            <text:p>5.2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siebekur001">Kurt Siebers</text:a></text:p>
          </table:table-cell>
          <table:table-cell table:style-name="ce3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3">
            <text:p>5.3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zaballit001">Lito Zabala</text:a></text:p>
          </table:table-cell>
          <table:table-cell table:style-name="ce3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7.5">
            <text:p>7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duvald001">D. Duval</text:a></text:p>
          </table:table-cell>
          <table:table-cell table:style-name="ce3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8.1">
            <text:p>8.1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aughbra001">Brad Baughan</text:a></text:p>
          </table:table-cell>
          <table:table-cell table:style-name="ce3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5.7">
            <text:p>5.7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oxmic001">Michael Cox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3.4">
            <text:p>3.4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mateulou001">Louis Mateus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2.5">
            <text:p>12.5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bolsttom001">Tom Bolster</text:a></text:p>
          </table:table-cell>
          <table:table-cell table:style-name="ce3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9">
            <text:p>5.9</text:p>
          </table:table-cell>
          <table:table-cell/>
        </table:table-row>
        <table:table-row table:style-name="ro2">
          <table:table-cell office:value-type="string">
            <text:p><text:a xlink:href="http://www.justsportsstats.com/soccerstatsindex.php?player_id=cookcha001">Charlie Cook</text:a></text:p>
          </table:table-cell>
          <table:table-cell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meehapau001">Paul Meehan</text:a></text:p>
          </table:table-cell>
          <table:table-cell table:style-name="ce3"/>
          <table:table-cell office:value-type="float" office:value="8">
            <text:p>8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volgagre001">Greg Volgas</text:a></text:p>
          </table:table-cell>
          <table:table-cell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salahahm001">Ahmad Salah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justsportsstats.com/soccerstatsindex.php?player_id=clarkmat001">Matt Clark</text:a></text:p>
          </table:table-cell>
          <table:table-cell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1985-1986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anton Invad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kia001">Kia</text:a></text:p>
          </table:table-cell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ameart001">Art Kramer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lliken001">Kenny Killingsworth</text:a></text:p>
          </table:table-cell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kuzrud001">Rudy Pikuzinski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bindon001">Don Tobin</text:a></text:p>
          </table:table-cell>
          <table:table-cell office:value-type="string">
            <text:p>M,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sanosc001">Oscar Pisano</text:a>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lowal001">Walter Schlothauer</text:a></text:p>
          </table:table-cell>
          <table:table-cell office:value-type="string">
            <text:p>D,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ickste001">Steve Frick</text:a></text:p>
          </table:table-cell>
          <table:table-cell table:style-name="ce3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derian001">Ian Anderson</text:a></text:p>
          </table:table-cell>
          <table:table-cell office:value-type="string">
            <text:p>D,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llaken001">Ken Lolla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linjoh001">John Dolinsky</text:a></text:p>
          </table:table-cell>
          <table:table-cell office:value-type="string">
            <text:p>D-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ymatim001">Tim Tyma</text:a></text:p>
          </table:table-cell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ndrtom001">Tom Condric</text:a></text:p>
          </table:table-cell>
          <table:table-cell office:value-type="string">
            <text:p>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vermar001">Mark Liveric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kuzran001">Randy Pikuzinski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wkitre001">Trevor Dawkin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xosmik001">Mike Paxos</text:a></text:p>
          </table:table-cell>
          <table:table-cell table:style-name="ce3"/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annjam001">Jamie Swanner</text:a></text:p>
          </table:table-cell>
          <table:table-cell office:value-type="string">
            <text:p>GK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tonden001">Denzil Antonio</text:a></text:p>
          </table:table-cell>
          <table:table-cell office:value-type="string">
            <text:p>D,G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bil001">Bill Naumovski</text:a></text:p>
          </table:table-cell>
          <table:table-cell office:value-type="string">
            <text:p>GK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Chicago Shocc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antonzel001">Zelmir Antonijevic</text:a></text:p>
          </table:table-cell>
          <table:table-cell table:style-name="ce3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ecajan001">Janusz Kieca</text:a></text:p>
          </table:table-cell>
          <table:table-cell table:style-name="ce3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ncomar001">Martin Rincon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ighhay001">Hayden Knight</text:a></text:p>
          </table:table-cell>
          <table:table-cell office:value-type="string">
            <text:p>D,F,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chrob001">Robert Meschbach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ushisa001">Isaac Moushi</text:a></text:p>
          </table:table-cell>
          <table:table-cell table:style-name="ce3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sondav001">Dave Huson</text:a></text:p>
          </table:table-cell>
          <table:table-cell office:value-type="string">
            <text:p>M,F,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ivarub001">Ruben Stivan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lletom001">Tom Mollerup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ngetho001">Thomas Rongen</text:a></text:p>
          </table:table-cell>
          <table:table-cell office:value-type="string">
            <text:p>M,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mrielv001">Elvis Comri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hec001">Hector Rodriguez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berpau001">Paul Dibernardo</text:a></text:p>
          </table:table-cell>
          <table:table-cell table:style-name="ce3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sirotom001">Tom Isirov</text:a></text:p>
          </table:table-cell>
          <table:table-cell table:style-name="ce3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kulzdl001">Zdlisaw Sekula</text:a></text:p>
          </table:table-cell>
          <table:table-cell table:style-name="ce3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lepshor001">Horst Fleps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zalb001">Alberto Perez</text:a>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olfdav001">Dave Wolf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kovvik001">Viktor Jakovljevic</text:a></text:p>
          </table:table-cell>
          <table:table-cell table:style-name="ce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yerjer001">Jerry Moyer</text:a></text:p>
          </table:table-cell>
          <table:table-cell table:style-name="ce3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hilmic001">Michael Cahill</text:a></text:p>
          </table:table-cell>
          <table:table-cell table:style-name="ce3"/>
          <table:table-cell office:value-type="float" office:value="25">
            <text:p>25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tromir001">Miroslav Petrovic</text:a></text:p>
          </table:table-cell>
          <table:table-cell office:value-type="string">
            <text:p>GK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ffarn001">Arno Steffenhagen</text:a></text:p>
          </table:table-cell>
          <table:table-cell office:value-type="string">
            <text:p>M,F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mithjoe002">Joe Smith</text:a></text:p>
          </table:table-cell>
          <table:table-cell table:style-name="ce3"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saacrob001">Robert Isaac</text:a></text:p>
          </table:table-cell>
          <table:table-cell table:style-name="ce3"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lsojoh001">John Nelson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jos001">Jose Garcia</text:a></text:p>
          </table:table-cell>
          <table:table-cell office:value-type="string">
            <text:p>GK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sennic001">Nick Dosen</text:a>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chnyar001">Yaro Dachniwsky</text:a></text:p>
          </table:table-cell>
          <table:table-cell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olumbus Capital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hkreles001">Lesh Shkreli</text:a></text:p>
          </table:table-cell>
          <table:table-cell office:value-type="string">
            <text:p>F,M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iltosol001">Soloman Hilton</text:a></text:p>
          </table:table-cell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sger001">Gerald Celestin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grimar001">Mark Lugris</text:a>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ton001">Tony Johnson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rymik001">Mike Barry</text:a></text:p>
          </table:table-cell>
          <table:table-cell office:value-type="string">
            <text:p>D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geojim001">Jimmy McGeough</text:a></text:p>
          </table:table-cell>
          <table:table-cell office:value-type="string">
            <text:p>D,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zeveedd001">Eddie Azevedo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nginic001">Nick Mangione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derjoh001">John McDermott</text:a></text:p>
          </table:table-cell>
          <table:table-cell office:value-type="string">
            <text:p>F,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ndlsha001">Shaun Pendleton</text:a></text:p>
          </table:table-cell>
          <table:table-cell table:style-name="ce3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werdav001">Dave Power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hadra001">Dragoslav Jaha</text:a>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uskaed001">Ed Puskarich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cevbor001">Boro Sucevic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effkei001">Keith Loeffler</text:a></text:p>
          </table:table-cell>
          <table:table-cell table:style-name="ce3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intedd001">Eddie Saint-Cloud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mserog001">Roger Ramsey</text:a></text:p>
          </table:table-cell>
          <table:table-cell table:style-name="ce3"/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boswin001">Winston DuBose</text:a></text:p>
          </table:table-cell>
          <table:table-cell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neebil001">Billy McNeel</text:a></text:p>
          </table:table-cell>
          <table:table-cell office:value-type="string">
            <text:p>GK</text:p>
          </table:table-cell>
          <table:table-cell office:value-type="float" office:value="12">
            <text:p>1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mstfre001">Fred Armstrong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rfott001">Otto Orf</text:a></text:p>
          </table:table-cell>
          <table:table-cell office:value-type="string">
            <text:p>GK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ntesep001">Sepp Gantenhammer</text:a></text:p>
          </table:table-cell>
          <table:table-cell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ylesil001">Silas Boyle</text:a></text:p>
          </table:table-cell>
          <table:table-cell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Kalamazoo Kangaroo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powerted001">Ted Powers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ercdav001">David Pierce</text:a>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bbomik001">Mike Gibbons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remik001">Mike Garrett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topau001">Paul Kato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deder001">Derek Sanderson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rismar001">Mark Christensen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am001">Damien Kelly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vlejoe001">Joe Pavlek</text:a></text:p>
          </table:table-cell>
          <table:table-cell table:style-name="ce3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rvingle001">Glenn Ervine</text:a></text:p>
          </table:table-cell>
          <table:table-cell table:style-name="ce3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epau001">Paul Roe</text:a></text:p>
          </table:table-cell>
          <table:table-cell office:value-type="string">
            <text:p>M,F,D/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lgeo001">Geoff Wall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lynnkev001">Kevin Flynn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sheanic001">Nick O'Shea</text:a></text:p>
          </table:table-cell>
          <table:table-cell table:style-name="ce3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lsobo001">Bo Melso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ijoe001">Joe Schmid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ugenfw001">F.W. Nugent</text:a></text:p>
          </table:table-cell>
          <table:table-cell table:style-name="ce3"/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etnsco001">Scott Bretner</text:a></text:p>
          </table:table-cell>
          <table:table-cell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trovic001">Victor Petroni</text:a></text:p>
          </table:table-cell>
          <table:table-cell office:value-type="string">
            <text:p>GK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ngdon001">Don King</text:a></text:p>
          </table:table-cell>
          <table:table-cell table:style-name="ce3"/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Louisville Thunder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aviczor001">Zoran Savic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llechr001">Chris Hellenkamp</text:a></text:p>
          </table:table-cell>
          <table:table-cell office:value-type="string">
            <text:p>F,M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barjim001">Jim Gabarra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mlongar001">Gary Amlong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rriman001">Manuel Gorrity</text:a></text:p>
          </table:table-cell>
          <table:table-cell table:style-name="ce3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llmik001">Mike Fall</text:a></text:p>
          </table:table-cell>
          <table:table-cell office:value-type="string">
            <text:p>M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msebob001">Bob Ramsey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zerkei001">Keith Tozer</text:a></text:p>
          </table:table-cell>
          <table:table-cell office:value-type="string">
            <text:p>F,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ynedal001">Dale Payne</text:a></text:p>
          </table:table-cell>
          <table:table-cell table:style-name="ce3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iottom001">Tom Alioto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khtsae001">Saeed Bakhtiari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inkjoe001">Joe Fink</text:a></text:p>
          </table:table-cell>
          <table:table-cell office:value-type="string">
            <text:p>F,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rojoe001">Joe Morrone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rical001">Caleb Suri</text:a></text:p>
          </table:table-cell>
          <table:table-cell office:value-type="string">
            <text:p>F,M/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choaj001">A.J. Lachowecki</text:a></text:p>
          </table:table-cell>
          <table:table-cell office:value-type="string">
            <text:p>GK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weric001">Rick Schweizer</text:a></text:p>
          </table:table-cell>
          <table:table-cell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ongarros001">Ross Ongaro</text:a></text:p>
          </table:table-cell>
          <table:table-cell office:value-type="string">
            <text:p>F,F/M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float" office:value="19.7">
            <text:p>1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ezipet001">Pete Knezic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1">
            <text:p>31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float" office:value="14.4">
            <text:p>14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nelou001">Louis Bennett</text:a></text:p>
          </table:table-cell>
          <table:table-cell table:style-name="ce3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dlatim001">Tim Sedlacek</text:a>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ansste001">Steve Swanson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3">
            <text:p>1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lsttom001">Tom Bolster</text:a></text:p>
          </table:table-cell>
          <table:table-cell table:style-name="ce3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6.9">
            <text:p>1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ensal001">Salvador Valencia</text:a></text:p>
          </table:table-cell>
          <table:table-cell table:style-name="ce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1.3">
            <text:p>1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pethfra001">Frank Speth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6.1">
            <text:p>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deder001">Derek Sanderso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iebekur001">Kurt Siebers</text:a></text:p>
          </table:table-cell>
          <table:table-cell table:style-name="ce3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0.1">
            <text:p>10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narud001">Rudy Pena</text:a></text:p>
          </table:table-cell>
          <table:table-cell office:value-type="string">
            <text:p>M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6.8">
            <text:p>6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teulou001">Louis Mateus</text:a></text:p>
          </table:table-cell>
          <table:table-cell table:style-name="ce3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2.8">
            <text:p>12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lazjoh001">John Salazar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8.2">
            <text:p>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minrez001">Reza Namin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4.9">
            <text:p>4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ersdea001">Dean Duerst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3">
            <text:p>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larkmat001">Matt Clark</text:a></text:p>
          </table:table-cell>
          <table:table-cell office:value-type="string">
            <text:p>GK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odmtod001">Todd Goodman</text:a></text:p>
          </table:table-cell>
          <table:table-cell table:style-name="ce3"/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rrymar001">Mark Berry</text:a></text:p>
          </table:table-cell>
          <table:table-cell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ickhmar001">Mark Bickham</text:a></text:p>
          </table:table-cell>
          <table:table-cell table:style-name="ce3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phjoe001">Joe Stephens</text:a></text:p>
          </table:table-cell>
          <table:table-cell table:style-name="ce3"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ercton001">Tony Pierce</text:a></text:p>
          </table:table-cell>
          <table:table-cell office:value-type="string">
            <text:p>GK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werpat001">Patrick Lawerence</text:a></text:p>
          </table:table-cell>
          <table:table-cell table:style-name="ce3"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lahahm001">Ahmad Salah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vald001">D. Duval</text:a></text:p>
          </table:table-cell>
          <table:table-cell table:style-name="ce3"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1986-1987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anton Invad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pikuzrud001">Rudy Pikuzinski</text:a></text:p>
          </table:table-cell>
          <table:table-cell office:value-type="string">
            <text:p>F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" office:value-type="float" office:value="34.7">
            <text:p>34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a001">Kia</text:a></text:p>
          </table:table-cell>
          <table:table-cell office:value-type="string">
            <text:p>F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" office:value-type="float" office:value="26.2">
            <text:p>26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ameart001">Art Kramer</text:a></text:p>
          </table:table-cell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ureste001">Steve Maurer</text:a></text:p>
          </table:table-cell>
          <table:table-cell table:style-name="ce3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"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ickste001">Steve Frick</text:a></text:p>
          </table:table-cell>
          <table:table-cell table:style-name="ce3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bindon001">Don Tobin</text:a></text:p>
          </table:table-cell>
          <table:table-cell office:value-type="string">
            <text:p>M,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" office:value-type="float" office:value="20.2">
            <text:p>20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lowal001">Walter Schlothauer</text:a></text:p>
          </table:table-cell>
          <table:table-cell office:value-type="string">
            <text:p>D,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sger001">Gerald Celestin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2.8">
            <text:p>22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sanosc001">Oscar Pisano</text:a>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ndrtom001">Tom Condric</text:a></text:p>
          </table:table-cell>
          <table:table-cell office:value-type="string">
            <text:p>D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yerste001">Steve Moyer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kreles001">Lesh Shkreli</text:a></text:p>
          </table:table-cell>
          <table:table-cell office:value-type="string">
            <text:p>F,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27.8">
            <text:p>2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xosmik001">Mike Paxos</text:a></text:p>
          </table:table-cell>
          <table:table-cell table:style-name="ce3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2.7">
            <text:p>1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kuzran001">Randy Pikuzinski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ymatim001">Tim Tyma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smarob001">Robert Vosmaer</text:a></text:p>
          </table:table-cell>
          <table:table-cell office:value-type="string">
            <text:p>M/F,D,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kourcos001">Costas Skouras</text:a>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llaken001">Ken Lolla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wkitre001">Trevor Dawkins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tonden001">Denzil Antonio</text:a></text:p>
          </table:table-cell>
          <table:table-cell office:value-type="string">
            <text:p>D,G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bil001">Bill Naumovski</text:a></text:p>
          </table:table-cell>
          <table:table-cell office:value-type="string">
            <text:p>GK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annjam001">Jamie Swanner</text:a></text:p>
          </table:table-cell>
          <table:table-cell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gnojoh001">John Ligno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Chicago Shocc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valensal001">Salvador Valencia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mrielv001">Elvis Comrie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shcmik001">Mike Lashchev</text:a></text:p>
          </table:table-cell>
          <table:table-cell office:value-type="string">
            <text:p>D,F,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ncomar001">Martin Rincon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lennrud001">Rudy Glenn</text:a></text:p>
          </table:table-cell>
          <table:table-cell office:value-type="string">
            <text:p>M,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ivarub001">Ruben Stivan</text:a>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sennic001">Nick Dosen</text:a></text:p>
          </table:table-cell>
          <table:table-cell table:style-name="ce3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indnei001">Neil Swindels</text:a></text:p>
          </table:table-cell>
          <table:table-cell table:style-name="ce3"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ulkkei001">Keith Fulk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rabchr001">Chris Karabatsis</text:a></text:p>
          </table:table-cell>
          <table:table-cell table:style-name="ce3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teulou001">Louis Mateus</text:a></text:p>
          </table:table-cell>
          <table:table-cell table:style-name="ce3"/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sirotom001">Tom Isirov</text:a></text:p>
          </table:table-cell>
          <table:table-cell table:style-name="ce3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olfdav001">Dave Wolf</text:a></text:p>
          </table:table-cell>
          <table:table-cell office:value-type="string">
            <text:p>M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igal001">Galdino Santilla</text:a></text:p>
          </table:table-cell>
          <table:table-cell table:style-name="ce3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ecajan001">Janusz Kieca</text:a></text:p>
          </table:table-cell>
          <table:table-cell table:style-name="ce3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yangre001">Greg Rya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chijua001">Juan Carlos Michia</text:a></text:p>
          </table:table-cell>
          <table:table-cell office:value-type="string">
            <text:p>D,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ansste001">Steve Swanson</text:a></text:p>
          </table:table-cell>
          <table:table-cell table:style-name="ce3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larkmat001">Matt Clark</text:a></text:p>
          </table:table-cell>
          <table:table-cell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ntobra001">Branko Pantovic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erenzor001">Zoran Jerenic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jos001">Jose Garcia</text:a></text:p>
          </table:table-cell>
          <table:table-cell office:value-type="string">
            <text:p>GK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zimmepau001">Paul Zimmerman</text:a></text:p>
          </table:table-cell>
          <table:table-cell office:value-type="string">
            <text:p>GK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bre001">Bret Hall</text:a></text:p>
          </table:table-cell>
          <table:table-cell office:value-type="string">
            <text:p>M,D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Louisville Thunder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aviczor001">Zoran Savic</text:a></text:p>
          </table:table-cell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barjim001">Jim Gabarra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mlongar001">Gary Amlong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llechr001">Chris Hellenkamp</text:a></text:p>
          </table:table-cell>
          <table:table-cell office:value-type="string">
            <text:p>F,M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yestom001">Tom Hayes</text:a>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khtsae001">Saeed Bakhtiari</text:a></text:p>
          </table:table-cell>
          <table:table-cell office:value-type="string">
            <text:p>D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rhanyil001">Yilmaz Orhan</text:a></text:p>
          </table:table-cell>
          <table:table-cell office:value-type="string">
            <text:p>M,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dlatim001">Tim Sedlacek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chajan001">Janusz Michallik</text:a>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nadav001">David Fernandez</text:a></text:p>
          </table:table-cell>
          <table:table-cell table:style-name="ce3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rimoe001">Moe Suri</text:a></text:p>
          </table:table-cell>
          <table:table-cell table:style-name="ce3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zerkei001">Keith Tozer</text:a></text:p>
          </table:table-cell>
          <table:table-cell office:value-type="string">
            <text:p>F,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rical001">Caleb Suri</text:a></text:p>
          </table:table-cell>
          <table:table-cell office:value-type="string">
            <text:p>F,M/F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topau001">Paul Kato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ulrotom001">Tommy Mulroy</text:a></text:p>
          </table:table-cell>
          <table:table-cell office:value-type="string">
            <text:p>D,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trovic001">Victor Petroni</text:a></text:p>
          </table:table-cell>
          <table:table-cell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choaj001">A.J. Lachowecki</text:a></text:p>
          </table:table-cell>
          <table:table-cell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mithpet002">Peter Smith</text:a></text:p>
          </table:table-cell>
          <table:table-cell table:style-name="ce3"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emphis Storm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albuqosc001">Oscar Albuquerque</text:a>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30.4">
            <text:p>3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squmar001">Martin Vasquez</text:a>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office:value-type="float" office:value="16.4">
            <text:p>1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tated001">Ted Hantak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ligre001">Greg Willin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ston001">Tony Johnson</text:a>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1.5">
            <text:p>1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cevbor001">Boro Sucevic</text:a></text:p>
          </table:table-cell>
          <table:table-cell office:value-type="string">
            <text:p>D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3.6">
            <text:p>13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rjaram001">Ramiro Borja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23.8">
            <text:p>2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yepezjua001">Juan Yepez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ndlsha001">Shaun Pendleton</text:a></text:p>
          </table:table-cell>
          <table:table-cell table:style-name="ce3"/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nesdar001">Darrin Jones</text:a></text:p>
          </table:table-cell>
          <table:table-cell table:style-name="ce3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6.1">
            <text:p>1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sznton001">Tony Peszneker</text:a></text:p>
          </table:table-cell>
          <table:table-cell office:value-type="string">
            <text:p>D,M,D/M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8.5">
            <text:p>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boant001">Antonio Carbognani</text:a>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3.8">
            <text:p>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am001">Damien Kelly</text:a></text:p>
          </table:table-cell>
          <table:table-cell office:value-type="string">
            <text:p>F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4">
            <text:p>1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dsoaus001">Austin Hudson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ckvin001">Vincent Beck</text:a>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7.9">
            <text:p>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stigrub001">Ruben Astigarraga</text:a></text:p>
          </table:table-cell>
          <table:table-cell office:value-type="string">
            <text:p>F,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hickton001">Tony Whicker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3.6">
            <text:p>3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chnyar001">Yaro Dachniwsky</text:a></text:p>
          </table:table-cell>
          <table:table-cell office:value-type="string">
            <text:p>GK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jaarm001">Armando Ceja</text:a></text:p>
          </table:table-cell>
          <table:table-cell table:style-name="ce3"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uskaed001">Ed Puskarich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resolar001">Larry Creson</text:a></text:p>
          </table:table-cell>
          <table:table-cell table:style-name="ce3"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ichoter001">Terry Nicholl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nzadan001">Daniel Gonzalez</text:a></text:p>
          </table:table-cell>
          <table:table-cell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chman001">Manny Sanchez</text:a></text:p>
          </table:table-cell>
          <table:table-cell office:value-type="string">
            <text:p>G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lzeber001">Bernd Holzenbein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olinjoh001">John Dolinsky</text:a></text:p>
          </table:table-cell>
          <table:table-cell office:value-type="string">
            <text:p>D-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yerste001">Steve Moyers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25.9">
            <text:p>2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nelou001">Louis Bennett</text:a></text:p>
          </table:table-cell>
          <table:table-cell table:style-name="ce3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gerjef001">Jeff Rogers</text:a></text:p>
          </table:table-cell>
          <table:table-cell office:value-type="string">
            <text:p>F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3.7">
            <text:p>1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iottim001">Tim Alioto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randzu001">Dzung Tran</text:a>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stogeo001">George Pastor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1.6">
            <text:p>11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ezipet001">Pete Knezic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4.6">
            <text:p>4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zaballit001">Lito Zabala</text:a></text:p>
          </table:table-cell>
          <table:table-cell table:style-name="ce3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6.3">
            <text:p>1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dilosc001">Oscar Padilla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4">
            <text:p>1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gerlee001">Lee Rogers</text:a></text:p>
          </table:table-cell>
          <table:table-cell table:style-name="ce3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irovsas001">Sasho Cirovski</text:a></text:p>
          </table:table-cell>
          <table:table-cell table:style-name="ce3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ndelar001">Larry Sunderland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8">
            <text:p>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kiwotun001">Tunji Akiwowo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lepshor001">Horst Fleps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3.7">
            <text:p>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ulmik001">Mike Schultz</text:a></text:p>
          </table:table-cell>
          <table:table-cell table:style-name="ce3"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ercton001">Tony Pierce</text:a></text:p>
          </table:table-cell>
          <table:table-cell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weric001">Rick Schweizer</text:a></text:p>
          </table:table-cell>
          <table:table-cell office:value-type="string">
            <text:p>GK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rgejon001">Jonathan Bergen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Tampa Bay Rowdie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waltetim001">Tim Walters</text:a></text:p>
          </table:table-cell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gerste001">Steve Wegerle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iltosol001">Soloman Hilton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rolale001">Aleksey Korol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cksnat001">Nathan Sacks</text:a></text:p>
          </table:table-cell>
          <table:table-cell office:value-type="string">
            <text:p>D,M,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stigrub001">Ruben Astigarraga</text:a></text:p>
          </table:table-cell>
          <table:table-cell office:value-type="string">
            <text:p>F,M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epet001">Peter Roe</text:a></text:p>
          </table:table-cell>
          <table:table-cell office:value-type="string">
            <text:p>D/M,D,F,M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ewdun001">Duncan MacEwan</text:a></text:p>
          </table:table-cell>
          <table:table-cell office:value-type="string">
            <text:p>M,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hitejay001">Jay White</text:a></text:p>
          </table:table-cell>
          <table:table-cell table:style-name="ce3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nginic001">Nick Mangione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ndsmar001">Mark Lindsay</text:a></text:p>
          </table:table-cell>
          <table:table-cell office:value-type="string">
            <text:p>M,D,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epau001">Paul Roe</text:a></text:p>
          </table:table-cell>
          <table:table-cell office:value-type="string">
            <text:p>M,F,D/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dgedav001">David Dodge</text:a></text:p>
          </table:table-cell>
          <table:table-cell table:style-name="ce3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urbwim001">Wim Suurbier</text:a></text:p>
          </table:table-cell>
          <table:table-cell office:value-type="string">
            <text:p>D,M/D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rertom001">Tom Borer</text:a></text:p>
          </table:table-cell>
          <table:table-cell office:value-type="string">
            <text:p>GK</text:p>
          </table:table-cell>
          <table:table-cell office:value-type="float" office:value="8">
            <text:p>8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lsomik001">Mike Balso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gergeo001">Geoff Wegerle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ugusars001">Arsene Auguste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ussarn001">Arnie Mausser</text:a></text:p>
          </table:table-cell>
          <table:table-cell office:value-type="string">
            <text:p>GK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vagste001">Steve Savage</text:a></text:p>
          </table:table-cell>
          <table:table-cell table:style-name="ce3"/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ankton001">Tony Frankovich</text:a></text:p>
          </table:table-cell>
          <table:table-cell table:style-name="ce3"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Toledo Prid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algucar001">Carlos Salguero</text:a></text:p>
          </table:table-cell>
          <table:table-cell office:value-type="string">
            <text:p>F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ea001">Dean Kelly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werted001">Ted Powers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dgenei001">Neil Ridgeway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cksmar001">Mark Jackson</text:a></text:p>
          </table:table-cell>
          <table:table-cell table:style-name="ce3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nunbob001">Bobby Dinunzio</text:a></text:p>
          </table:table-cell>
          <table:table-cell table:style-name="ce3"/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remik001">Mike Garrett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carste002">Steve McCargo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geojim001">Jimmy McGeough</text:a></text:p>
          </table:table-cell>
          <table:table-cell office:value-type="string">
            <text:p>D,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kreles001">Lesh Shkreli</text:a></text:p>
          </table:table-cell>
          <table:table-cell office:value-type="string">
            <text:p>F,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2.3">
            <text:p>12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udovjoh001">John Rudovic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rismar001">Mark Christensen</text:a></text:p>
          </table:table-cell>
          <table:table-cell office:value-type="string">
            <text:p>D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surdav001">Dave Masur</text:a></text:p>
          </table:table-cell>
          <table:table-cell office:value-type="string">
            <text:p>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derjoh001">John McDermott</text:a></text:p>
          </table:table-cell>
          <table:table-cell office:value-type="string">
            <text:p>F,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yamar001">Mark Arya</text:a>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hammic001">Michael Kaham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sheanic001">Nick O'Shea</text:a></text:p>
          </table:table-cell>
          <table:table-cell table:style-name="ce3"/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mig001">Miguel Garcia</text:a></text:p>
          </table:table-cell>
          <table:table-cell office:value-type="string">
            <text:p>GK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nrhrob001">Rob Van Rheenen</text:a></text:p>
          </table:table-cell>
          <table:table-cell table:style-name="ce3"/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rgmjoh001">John Burgmeier</text:a></text:p>
          </table:table-cell>
          <table:table-cell table:style-name="ce3"/>
          <table:table-cell office:value-type="float" office:value="17">
            <text:p>17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ndefra001">Francois Van Der Elst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hadra001">Dragoslav Jaha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ahljoh001">John Stahl</text:a></text:p>
          </table:table-cell>
          <table:table-cell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egajua001">Juan Vega</text:a></text:p>
          </table:table-cell>
          <table:table-cell table:style-name="ce3"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irami001">Amir Haririan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wncli001">Cliff Brown</text:a></text:p>
          </table:table-cell>
          <table:table-cell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1987-1988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anton Invad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pikuzrud001">Rudy Pikuzinski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ickste001">Steve Frick</text:a></text:p>
          </table:table-cell>
          <table:table-cell table:style-name="ce3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nunbob001">Bobby Dinunzio</text:a></text:p>
          </table:table-cell>
          <table:table-cell table:style-name="ce3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ensal001">Salvador Valencia</text:a></text:p>
          </table:table-cell>
          <table:table-cell table:style-name="ce3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sanosc001">Oscar Pisano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llaken001">Ken Lolla</text:a></text:p>
          </table:table-cell>
          <table:table-cell table:style-name="ce3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chajan001">Janusz Michallik</text:a>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sger001">Gerald Celestin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kourcos001">Costas Skouras</text:a></text:p>
          </table:table-cell>
          <table:table-cell table:style-name="ce3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licren001">Renato Galich</text:a></text:p>
          </table:table-cell>
          <table:table-cell table:style-name="ce3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lowal001">Walter Schlothauer</text:a></text:p>
          </table:table-cell>
          <table:table-cell office:value-type="string">
            <text:p>D,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ymatim001">Tim Tyma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tonden001">Denzil Antonio</text:a></text:p>
          </table:table-cell>
          <table:table-cell office:value-type="string">
            <text:p>D,G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gnojoh001">John Lignos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vlejoe001">Joe Pavlek</text:a></text:p>
          </table:table-cell>
          <table:table-cell table:style-name="ce3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ndrtom001">Tom Condric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ichogre001">Greg Nichols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lliken001">Kenny Killingsworth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wkitre001">Trevor Dawkin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annjam001">Jamie Swanner</text:a></text:p>
          </table:table-cell>
          <table:table-cell office:value-type="string">
            <text:p>GK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bil001">Bill Naumovski</text:a></text:p>
          </table:table-cell>
          <table:table-cell office:value-type="string">
            <text:p>GK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enablyn001">Lyn Venable</text:a></text:p>
          </table:table-cell>
          <table:table-cell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urabkar001">Karim Murabet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mithpet002">Peter Smith</text:a></text:p>
          </table:table-cell>
          <table:table-cell table:style-name="ce3"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kuzran001">Randy Pikuzinski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yton Dynamo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iltosol001">Soloman Hilton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ckigee001">Gee Peckich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nelou001">Louis Bennett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sger001">Gerald Celestin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1.4">
            <text:p>1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iottom001">Tom Alioto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8.5">
            <text:p>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lasskri001">Kris Klassen</text:a></text:p>
          </table:table-cell>
          <table:table-cell table:style-name="ce3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75">
            <text:p>7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uskaed001">Ed Puskarich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itetom001">Tom Fite</text:a></text:p>
          </table:table-cell>
          <table:table-cell table:style-name="ce3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8.7">
            <text:p>8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kalkee001">Keenan Mikal</text:a></text:p>
          </table:table-cell>
          <table:table-cell table:style-name="ce3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.3">
            <text:p>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dilosc001">Oscar Padilla</text:a></text:p>
          </table:table-cell>
          <table:table-cell table:style-name="ce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rgmjoh001">John Burgmeier</text:a></text:p>
          </table:table-cell>
          <table:table-cell table:style-name="ce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uffed001">Ed Ruff</text:a></text:p>
          </table:table-cell>
          <table:table-cell table:style-name="ce3"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ksijoh001">John Luksic</text:a></text:p>
          </table:table-cell>
          <table:table-cell table:style-name="ce3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am001">Damien Kelly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dripet001">Peter Tadrick</text:a></text:p>
          </table:table-cell>
          <table:table-cell table:style-name="ce3"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spedav001">David Kasper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loreuly001">Ulysses Flores</text:a></text:p>
          </table:table-cell>
          <table:table-cell table:style-name="ce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epamik001">Mike Sheparovich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emphis Storm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antated001">Ted Hantak</text:a>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squmar001">Martin Vasquez</text:a>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strrod001">Rod Castro</text:a></text:p>
          </table:table-cell>
          <table:table-cell office:value-type="string">
            <text:p>M,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nesdar001">Darrin Jones</text:a></text:p>
          </table:table-cell>
          <table:table-cell table:style-name="ce3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ligre001">Greg Willin</text:a>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boant001">Antonio Carbognani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strdie001">Diego Castro</text:a></text:p>
          </table:table-cell>
          <table:table-cell office:value-type="string">
            <text:p>F,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rtim001">Tim Bartro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ckvin001">Vincent Beck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cevbor001">Boro Sucevic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ndlsha001">Shaun Pendleton</text:a></text:p>
          </table:table-cell>
          <table:table-cell table:style-name="ce3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yepezjua001">Juan Yepez</text:a></text:p>
          </table:table-cell>
          <table:table-cell table:style-name="ce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resolar001">Larry Creson</text:a></text:p>
          </table:table-cell>
          <table:table-cell table:style-name="ce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ukemik001">Mike Kauker</text:a></text:p>
          </table:table-cell>
          <table:table-cell table:style-name="ce3"/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jaarm001">Armando Ceja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enjor001">Jorge Valenzuela</text:a></text:p>
          </table:table-cell>
          <table:table-cell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chnyar001">Yaro Dachniwsky</text:a></text:p>
          </table:table-cell>
          <table:table-cell office:value-type="string">
            <text:p>GK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itetom001">Tom Fite</text:a></text:p>
          </table:table-cell>
          <table:table-cell table:style-name="ce3"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sznton001">Tony Peszneker</text:a></text:p>
          </table:table-cell>
          <table:table-cell office:value-type="string">
            <text:p>D,M,D/M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hickton001">Tony Whicker</text:a></text:p>
          </table:table-cell>
          <table:table-cell table:style-name="ce3"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kramar001">Mark Mckracken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chman001">Manny Sanchez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pastogeo001">George Pastor</text:a>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ameart001">Art Kramer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ighhay001">Hayden Knight</text:a></text:p>
          </table:table-cell>
          <table:table-cell office:value-type="string">
            <text:p>D,F,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ea001">Dean Kelly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kuzran001">Randy Pikuzinski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mithpet002">Peter Smith</text:a>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gerlee001">Lee Rogers</text:a></text:p>
          </table:table-cell>
          <table:table-cell table:style-name="ce3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iottom001">Tom Alioto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ezipet001">Pete Knezic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nksjim001">Jimmy Banks</text:a></text:p>
          </table:table-cell>
          <table:table-cell table:style-name="ce3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iottim001">Tim Alioto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khtsae001">Saeed Bakhtiari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rical001">Caleb Suri</text:a></text:p>
          </table:table-cell>
          <table:table-cell office:value-type="string">
            <text:p>F,M/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rhanyil001">Yilmaz Orhan</text:a></text:p>
          </table:table-cell>
          <table:table-cell office:value-type="string">
            <text:p>M,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linjoh001">John Dolinsky</text:a></text:p>
          </table:table-cell>
          <table:table-cell office:value-type="string">
            <text:p>D-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onejoh001">John Stone</text:a>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ulmik001">Mike Schultz</text:a></text:p>
          </table:table-cell>
          <table:table-cell table:style-name="ce3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rimoe001">Moe Suri</text:a></text:p>
          </table:table-cell>
          <table:table-cell table:style-name="ce3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ymatim001">Tim Tyma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smarob001">Robert Vosmaer</text:a></text:p>
          </table:table-cell>
          <table:table-cell office:value-type="string">
            <text:p>M/F,D,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weric001">Rick Schweizer</text:a></text:p>
          </table:table-cell>
          <table:table-cell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rrymar001">Mark Berry</text:a></text:p>
          </table:table-cell>
          <table:table-cell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ercton001">Tony Pierce</text:a></text:p>
          </table:table-cell>
          <table:table-cell office:value-type="string">
            <text:p>GK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kalkee001">Keenan Mikal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1988-1989</text:p>
          </table:table-cell>
          <table:table-cell table:style-name="Default" table:number-columns-repeated="17"/>
        </table:table-row>
        <table:table-row table:style-name="ro1">
          <table:table-cell table:style-name="ce2" office:value-type="string">
            <text:p>Team: Canton Invaders</text:p>
          </table:table-cell>
          <table:table-cell table:style-name="Default" table:number-columns-repeated="17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pikuzrud001">Rudy Pikuzinski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rnoale001">Alex Tarnoczi</text:a></text:p>
          </table:table-cell>
          <table:table-cell office:value-type="string">
            <text:p>F,F/M,M/F,M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ickste001">Steve Frick</text:a></text:p>
          </table:table-cell>
          <table:table-cell table:style-name="ce3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remar001">Marcelo Carrera</text:a>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nunbob001">Bobby Dinunzio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kuzran001">Randy Pikuzinski</text:a>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tonden001">Denzil Antonio</text:a></text:p>
          </table:table-cell>
          <table:table-cell office:value-type="string">
            <text:p>D,G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ichogre001">Greg Nichols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nunmic001">Michael Dinunzio</text:a></text:p>
          </table:table-cell>
          <table:table-cell table:style-name="ce3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kourcos001">Costas Skouras</text:a></text:p>
          </table:table-cell>
          <table:table-cell table:style-name="ce3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sanosc001">Oscar Pisano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xosmik001">Mike Paxos</text:a></text:p>
          </table:table-cell>
          <table:table-cell table:style-name="ce3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ansdou001">Doug Swanson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ndeger001">Gerry Van Der Merwe</text:a></text:p>
          </table:table-cell>
          <table:table-cell table:style-name="ce3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bil001">Bill Naumovski</text:a></text:p>
          </table:table-cell>
          <table:table-cell office:value-type="string">
            <text:p>GK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annjam001">Jamie Swanner</text:a></text:p>
          </table:table-cell>
          <table:table-cell office:value-type="string">
            <text:p>GK</text:p>
          </table:table-cell>
          <table:table-cell office:value-type="float" office:value="32">
            <text:p>32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hlirrai001">Rainer Uhlir</text:a></text:p>
          </table:table-cell>
          <table:table-cell table:style-name="ce3"/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hicago Power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granikar001">Karl-Heinz Granitza</text:a></text:p>
          </table:table-cell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tat001">Batata</text:a></text:p>
          </table:table-cell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kovvik001">Viktor Jakovljevic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buqosc001">Oscar Albuquerque</text:a></text:p>
          </table:table-cell>
          <table:table-cell office:value-type="string">
            <text:p>M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amic001">Mike Richardson</text:a>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adav001">David Richardson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jasman001">Manny Rojas</text:a>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bre001">Bret Hall</text:a></text:p>
          </table:table-cell>
          <table:table-cell office:value-type="string">
            <text:p>M,D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sirotom001">Tom Isirov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nivic001">Victor Quni</text:a>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der001">Keder</text:a></text:p>
          </table:table-cell>
          <table:table-cell office:value-type="string">
            <text:p>F,M/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impsmar001">Mark Simpson</text:a></text:p>
          </table:table-cell>
          <table:table-cell office:value-type="string">
            <text:p>GK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utebra001">Brad Hauter</text:a></text:p>
          </table:table-cell>
          <table:table-cell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cutjay001">Jay McCutcheon</text:a></text:p>
          </table:table-cell>
          <table:table-cell office:value-type="string">
            <text:p>GK</text:p>
          </table:table-cell>
          <table:table-cell office:value-type="float" office:value="32">
            <text:p>32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dadealb001">Albert Adade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ltafir001">Firous Soltan-Mohammadi</text:a></text:p>
          </table:table-cell>
          <table:table-cell table:style-name="ce3"/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teulou001">Louis Mateus</text:a>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yton Dynamo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iflogin001">Gino DiFlorio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10.6">
            <text:p>10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oksco001">Scott Cook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9.7">
            <text:p>1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loankev001">Kevin Sloan</text:a></text:p>
          </table:table-cell>
          <table:table-cell office:value-type="string">
            <text:p>M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5.2">
            <text:p>15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oton001">Tony Bono</text:a></text:p>
          </table:table-cell>
          <table:table-cell office:value-type="string">
            <text:p>M,D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3.1">
            <text:p>1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iltosol001">Soloman Hilton</text:a>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yeshyl001">Hylton Dayes</text:a></text:p>
          </table:table-cell>
          <table:table-cell table:style-name="ce3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rical001">Caleb Suri</text:a></text:p>
          </table:table-cell>
          <table:table-cell office:value-type="string">
            <text:p>F,M/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7.2">
            <text:p>7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rismar001">Mark Christensen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7.2">
            <text:p>7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geojim001">Jimmy McGeough</text:a></text:p>
          </table:table-cell>
          <table:table-cell office:value-type="string">
            <text:p>D,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vlejoe001">Joe Pavlek</text:a></text:p>
          </table:table-cell>
          <table:table-cell table:style-name="ce3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2.1">
            <text:p>1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ppjef001">Jeff Popp</text:a></text:p>
          </table:table-cell>
          <table:table-cell table:style-name="ce3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9.5">
            <text:p>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nivic001">Victor Quni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sger001">Gerald Celestin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kayand001">Andrew McKay</text:a></text:p>
          </table:table-cell>
          <table:table-cell table:style-name="ce3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4.3">
            <text:p>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sermar001">Mark Moser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rgmjoh001">John Burgmeier</text:a></text:p>
          </table:table-cell>
          <table:table-cell table:style-name="ce3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dsoaus001">Austin Hudson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grimar001">Mark Lugris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3.9">
            <text:p>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umbelee001">Lee Cumberbatch</text:a></text:p>
          </table:table-cell>
          <table:table-cell table:style-name="ce3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ckigee001">Gee Peckich</text:a></text:p>
          </table:table-cell>
          <table:table-cell table:style-name="ce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4.3">
            <text:p>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nacar001">Carlos Pena</text:a></text:p>
          </table:table-cell>
          <table:table-cell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damit001">Mitch Mordas</text:a></text:p>
          </table:table-cell>
          <table:table-cell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ussarn001">Arnie Mausser</text:a></text:p>
          </table:table-cell>
          <table:table-cell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lfesco001">Scott Molfenter</text:a></text:p>
          </table:table-cell>
          <table:table-cell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weric001">Rick Schweizer</text:a></text:p>
          </table:table-cell>
          <table:table-cell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lijef001">Jeff Williams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Hershey Impac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cintfra001">Franklin McIntosh</text:a></text:p>
          </table:table-cell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cha001">Charlie Greene</text:a></text:p>
          </table:table-cell>
          <table:table-cell office:value-type="string">
            <text:p>F,D,F/M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rlimar001">Mark Kerlin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ngisam001">Sam Mangione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aftjef001">Jeff Kraft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iottom001">Tom Alioto</text:a>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llebob001">Bob Lilley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nevmil001">Miljice Donev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cevbor001">Boro Sucevic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wajim001">Jim Schwab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ben001">Ben Martin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ughbra001">Brad Baughan</text:a></text:p>
          </table:table-cell>
          <table:table-cell table:style-name="ce3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dripet001">Peter Tadrick</text:a></text:p>
          </table:table-cell>
          <table:table-cell table:style-name="ce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geojim001">Jimmy McGeough</text:a></text:p>
          </table:table-cell>
          <table:table-cell office:value-type="string">
            <text:p>D,M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ukislar001">Larry Tukis</text:a></text:p>
          </table:table-cell>
          <table:table-cell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anisco001">Scoop Stanisic</text:a></text:p>
          </table:table-cell>
          <table:table-cell office:value-type="string">
            <text:p>GK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ichojun001">Junior Nichols</text:a></text:p>
          </table:table-cell>
          <table:table-cell table:style-name="ce3"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emphis Storm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castrrod001">Rod Castro</text:a></text:p>
          </table:table-cell>
          <table:table-cell office:value-type="string">
            <text:p>M,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ckvin001">Vincent Beck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onefra001">Franco Paonessa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hitejay001">Jay White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nesdar001">Darrin Jones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strdie001">Diego Castro</text:a></text:p>
          </table:table-cell>
          <table:table-cell office:value-type="string">
            <text:p>F,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rjaram001">Ramiro Borja</text:a></text:p>
          </table:table-cell>
          <table:table-cell table:style-name="ce3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ndlsha001">Shaun Pendleton</text:a></text:p>
          </table:table-cell>
          <table:table-cell table:style-name="ce3"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boant001">Antonio Carbognani</text:a></text:p>
          </table:table-cell>
          <table:table-cell office:value-type="string">
            <text:p>M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urpau001">Paul Aur</text:a></text:p>
          </table:table-cell>
          <table:table-cell table:style-name="ce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ukemik001">Mike Kauker</text:a></text:p>
          </table:table-cell>
          <table:table-cell table:style-name="ce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jaarm001">Armando Ceja</text:a></text:p>
          </table:table-cell>
          <table:table-cell table:style-name="ce3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usechr001">Chris Fauser</text:a></text:p>
          </table:table-cell>
          <table:table-cell table:style-name="ce3"/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nzadan001">Daniel Gonzalez</text:a></text:p>
          </table:table-cell>
          <table:table-cell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am001">Damien Kelly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hickton001">Tony Whicker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enjor001">Jorge Valenzuela</text:a></text:p>
          </table:table-cell>
          <table:table-cell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krameart001">Art Kramer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viczor001">Zoran Savic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3.6">
            <text:p>13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stogeo001">George Pastor</text:a>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ea001">Dean Kelly</text:a></text:p>
          </table:table-cell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6.3">
            <text:p>1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ligre001">Greg Willin</text:a>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3.4">
            <text:p>13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mithpet002">Peter Smith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gerlee001">Lee Rogers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ymatim001">Tim Tyma</text:a>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2.7">
            <text:p>1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spedav001">David Kasper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0.8">
            <text:p>1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tated001">Ted Hantak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0.3">
            <text:p>1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ezipet001">Pete Knezic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khtsae001">Saeed Bakhtiari</text:a>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rimoe001">Moe Suri</text:a></text:p>
          </table:table-cell>
          <table:table-cell table:style-name="ce3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.2">
            <text:p>6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nksjim001">Jimmy Banks</text:a></text:p>
          </table:table-cell>
          <table:table-cell table:style-name="ce3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.1">
            <text:p>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iottim001">Tim Alioto</text:a>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quvil001">Vilmar Marquez</text:a></text:p>
          </table:table-cell>
          <table:table-cell table:style-name="ce3"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smarob001">Robert Vosmaer</text:a></text:p>
          </table:table-cell>
          <table:table-cell office:value-type="string">
            <text:p>M/F,D,M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6">
            <text:p>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chnyar001">Yaro Dachniwsky</text:a></text:p>
          </table:table-cell>
          <table:table-cell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ighhay001">Hayden Knight</text:a></text:p>
          </table:table-cell>
          <table:table-cell office:value-type="string">
            <text:p>D,F,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ercton001">Tony Pierce</text:a></text:p>
          </table:table-cell>
          <table:table-cell office:value-type="string">
            <text:p>GK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rrymar001">Mark Berry</text:a></text:p>
          </table:table-cell>
          <table:table-cell office:value-type="string">
            <text:p>GK</text:p>
          </table:table-cell>
          <table:table-cell office:value-type="float" office:value="12">
            <text:p>1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1989-1990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Atlanta Attack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attrpet001">Peter Hattrup</text:a>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3.9">
            <text:p>2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ynebri001">Brian Haynes</text:a></text:p>
          </table:table-cell>
          <table:table-cell office:value-type="string">
            <text:p>M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viczor001">Zoran Savic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sposbob001">Bobby Joe Esposito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9.5">
            <text:p>2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mbo001">Drago Dumbovic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3.4">
            <text:p>23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etchmik001">Mike Getchell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llechr001">Chris Hellenkamp</text:a></text:p>
          </table:table-cell>
          <table:table-cell office:value-type="string">
            <text:p>F,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5.9">
            <text:p>2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lasigre001">Gregg Blasingame</text:a>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4.7">
            <text:p>14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eengre001">Greg Sheen</text:a></text:p>
          </table:table-cell>
          <table:table-cell table:style-name="ce3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43.8">
            <text:p>4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mithtod001">Todd Smith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2.2">
            <text:p>1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zerkei001">Keith Tozer</text:a></text:p>
          </table:table-cell>
          <table:table-cell office:value-type="string">
            <text:p>F,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rical001">Caleb Suri</text:a></text:p>
          </table:table-cell>
          <table:table-cell office:value-type="string">
            <text:p>F,M/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4">
            <text:p>1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ffljoh001">John Diffley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8.5">
            <text:p>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ckimik001">Mike Peckich</text:a></text:p>
          </table:table-cell>
          <table:table-cell table:style-name="ce3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riegle001">Glenn Lurie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0.7">
            <text:p>1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gerjef001">Jeff Rogers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5">
            <text:p>1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rewhom001">Homer Screws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okadr001">Adrian Brooks</text:a></text:p>
          </table:table-cell>
          <table:table-cell office:value-type="string">
            <text:p>M,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nryhan001">Hank Henry</text:a></text:p>
          </table:table-cell>
          <table:table-cell office:value-type="string">
            <text:p>GK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chnyar001">Yaro Dachniwsky</text:a></text:p>
          </table:table-cell>
          <table:table-cell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ucciste001">Steve Muccillo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anton Invad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pikuzrud001">Rudy Pikuzinski</text:a></text:p>
          </table:table-cell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8.2">
            <text:p>2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ickste001">Steve Frick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30.7">
            <text:p>3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flogin001">Gino DiFlorio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2.8">
            <text:p>22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kuzran001">Randy Pikuzinski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6.9">
            <text:p>1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remar001">Marcelo Carrera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2.6">
            <text:p>12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fauchr001">Chris Pfau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7.4">
            <text:p>2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nunbob001">Bobby Dinunzio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3.3">
            <text:p>2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nunmic001">Michael Dinunzio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2.1">
            <text:p>1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ansdou001">Doug Swanson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sanosc001">Oscar Pisano</text:a></text:p>
          </table:table-cell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ichogre001">Greg Nichols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tonden001">Denzil Antonio</text:a></text:p>
          </table:table-cell>
          <table:table-cell office:value-type="string">
            <text:p>D,G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6.3">
            <text:p>1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vlejoe001">Joe Pavlek</text:a></text:p>
          </table:table-cell>
          <table:table-cell table:style-name="ce3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versco001">Scott Ravert</text:a></text:p>
          </table:table-cell>
          <table:table-cell table:style-name="ce3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wannjam001">Jamie Swanner</text:a></text:p>
          </table:table-cell>
          <table:table-cell office:value-type="string">
            <text:p>GK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nzadan001">Daniel Gonzalez</text:a></text:p>
          </table:table-cell>
          <table:table-cell office:value-type="string">
            <text:p>GK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hicago Power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atat001">Batata</text:a></text:p>
          </table:table-cell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2.2">
            <text:p>1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zazol001">Zoltan Meszaros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32.4">
            <text:p>3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anikar001">Karl-Heinz Granitza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7.1">
            <text:p>2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stimir001">Mirko Castillo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9.1">
            <text:p>1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affted001">Teddy Krafft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0.3">
            <text:p>2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uskaed001">Ed Puskarich</text:a></text:p>
          </table:table-cell>
          <table:table-cell office:value-type="string">
            <text:p>D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khtsae001">Saeed Bakhtiari</text:a></text:p>
          </table:table-cell>
          <table:table-cell office:value-type="string">
            <text:p>D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rnoale001">Alex Tarnoczi</text:a></text:p>
          </table:table-cell>
          <table:table-cell office:value-type="string">
            <text:p>F,F/M,M/F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amic001">Mike Richardson</text:a></text:p>
          </table:table-cell>
          <table:table-cell office:value-type="string">
            <text:p>D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2.4">
            <text:p>5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jasman001">Manny Rojas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kourcos001">Costas Skouras</text:a></text:p>
          </table:table-cell>
          <table:table-cell table:style-name="ce3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adav001">David Richardson</text:a></text:p>
          </table:table-cell>
          <table:table-cell table:style-name="ce3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buqosc001">Oscar Albuquerque</text:a>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2.2">
            <text:p>1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-shfah001">Fahmi El-Shami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bejoh001">John Abe</text:a></text:p>
          </table:table-cell>
          <table:table-cell table:style-name="ce3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vejoe001">Joe Carver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uhrgre001">Greg Muhr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3.7">
            <text:p>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bre001">Bret Hall</text:a></text:p>
          </table:table-cell>
          <table:table-cell office:value-type="string">
            <text:p>M,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3.7">
            <text:p>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sirotom001">Tom Isirov</text:a></text:p>
          </table:table-cell>
          <table:table-cell table:style-name="ce3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cutjay001">Jay McCutcheon</text:a></text:p>
          </table:table-cell>
          <table:table-cell office:value-type="string">
            <text:p>GK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impsmar001">Mark Simpson</text:a></text:p>
          </table:table-cell>
          <table:table-cell office:value-type="string">
            <text:p>GK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yton Dynamo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qunivic001">Victor Quni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6.8">
            <text:p>16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oton001">Tony Bono</text:a></text:p>
          </table:table-cell>
          <table:table-cell office:value-type="string">
            <text:p>M,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4.5">
            <text:p>1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ancmar001">Mark Francis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-shfah001">Fahmi El-Shami</text:a></text:p>
          </table:table-cell>
          <table:table-cell table:style-name="ce3"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oksco001">Scott Cook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seden001">Dennis Brose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9.4">
            <text:p>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kalkee001">Keenan Mikal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2.2">
            <text:p>1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lloben001">Ben Pollock</text:a></text:p>
          </table:table-cell>
          <table:table-cell table:style-name="ce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8.6">
            <text:p>1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yersgre001">Greg Ayers</text:a></text:p>
          </table:table-cell>
          <table:table-cell table:style-name="ce3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ppjef001">Jeff Popp</text:a></text:p>
          </table:table-cell>
          <table:table-cell table:style-name="ce3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9.4">
            <text:p>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ndejim001">Jim Kinderdine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0.3">
            <text:p>1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lkabil001">Bill Galka</text:a></text:p>
          </table:table-cell>
          <table:table-cell table:style-name="ce3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0.7">
            <text:p>1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uffed001">Ed Ruff</text:a></text:p>
          </table:table-cell>
          <table:table-cell table:style-name="ce3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cletim001">Tim McClements</text:a></text:p>
          </table:table-cell>
          <table:table-cell table:style-name="ce3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nacar001">Carlos Pena</text:a></text:p>
          </table:table-cell>
          <table:table-cell office:value-type="string">
            <text:p>GK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rgmjoh001">John Burgmeier</text:a></text:p>
          </table:table-cell>
          <table:table-cell table:style-name="ce3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9">
            <text:p>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rismar001">Mark Christensen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ripat001">Pat Harrington</text:a></text:p>
          </table:table-cell>
          <table:table-cell office:value-type="string">
            <text:p>GK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Hershey Impac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umbo001">Drago Dumbovic</text:a>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llebob001">Bob Lilley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9.2">
            <text:p>1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aftjef001">Jeff Kraft</text:a></text:p>
          </table:table-cell>
          <table:table-cell table:style-name="ce3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30.6">
            <text:p>30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bejoh001">John Abe</text:a></text:p>
          </table:table-cell>
          <table:table-cell table:style-name="ce3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ngisam001">Sam Mangione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9.1">
            <text:p>1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averog001">Roger Chavez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9.6">
            <text:p>2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uliular001">Larry Julius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9.8">
            <text:p>9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ildpau001">Paul Child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45.2">
            <text:p>45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mobob001">Bob Harmon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akovvik001">Viktor Jakovljevic</text:a></text:p>
          </table:table-cell>
          <table:table-cell table:style-name="ce3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2.8">
            <text:p>12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ben001">Ben Martin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7.5">
            <text:p>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ladedav001">David Slade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1">
            <text:p>5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donndan001">Dan O'Donnell</text:a></text:p>
          </table:table-cell>
          <table:table-cell table:style-name="ce3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bbechr001">Chris Webbert</text:a></text:p>
          </table:table-cell>
          <table:table-cell table:style-name="ce3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mayaraf001">Rafael Amaya</text:a></text:p>
          </table:table-cell>
          <table:table-cell office:value-type="string">
            <text:p>D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obesco001">Scott Hoober</text:a></text:p>
          </table:table-cell>
          <table:table-cell table:style-name="ce3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seden001">Dennis Brose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ukislar001">Larry Tukis</text:a></text:p>
          </table:table-cell>
          <table:table-cell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bovdan001">Danny Labovic</text:a></text:p>
          </table:table-cell>
          <table:table-cell office:value-type="string">
            <text:p>GK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gyale001">Alex Nagy</text:a></text:p>
          </table:table-cell>
          <table:table-cell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Indiana Kick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okeefdan001">Dan O'Keefe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5.7">
            <text:p>15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sermar001">Mark Moser</text:a>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ursbob001">Bob Poursanidis</text:a></text:p>
          </table:table-cell>
          <table:table-cell table:style-name="ce3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4.4">
            <text:p>14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chebil001">Bill Becher</text:a></text:p>
          </table:table-cell>
          <table:table-cell table:style-name="ce3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4.9">
            <text:p>14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rnjoe001">Joe Sternberg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5.7">
            <text:p>15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dgenei001">Neil Ridgeway</text:a></text:p>
          </table:table-cell>
          <table:table-cell table:style-name="ce3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lgucar001">Carlos Salguero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4.9">
            <text:p>14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rkitim001">Tim Larkin</text:a>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9.5">
            <text:p>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ulkkei001">Keith Fulk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8.8">
            <text:p>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dnjon001">Jon Gardner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feifbro001">Bronn Pfeiffer</text:a></text:p>
          </table:table-cell>
          <table:table-cell table:style-name="ce3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9.6">
            <text:p>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matdre001">Drew Dimatos</text:a></text:p>
          </table:table-cell>
          <table:table-cell table:style-name="ce3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9.3">
            <text:p>9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ardste001">Steve Boardman</text:a>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1">
            <text:p>5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olfdav001">Dave Wolf</text:a>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enablyn001">Lyn Venable</text:a></text:p>
          </table:table-cell>
          <table:table-cell office:value-type="string">
            <text:p>GK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fakev001">Kevin Macfarlane</text:a></text:p>
          </table:table-cell>
          <table:table-cell table:style-name="ce3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rescran001">Randy Prescott</text:a>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.6">
            <text:p>1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pkawar001">Warren Lipka</text:a></text:p>
          </table:table-cell>
          <table:table-cell office:value-type="string">
            <text:p>GK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bbejef001">Jeff Robben</text:a></text:p>
          </table:table-cell>
          <table:table-cell table:style-name="ce3"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emphis Rogue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algucar001">Carlos Salguero</text:a>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hitejay001">Jay White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ckvin001">Vincent Beck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3.1">
            <text:p>1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am001">Damien Kelly</text:a>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boant001">Antonio Carbognani</text:a></text:p>
          </table:table-cell>
          <table:table-cell office:value-type="string">
            <text:p>M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7.8">
            <text:p>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dgenei001">Neil Ridgeway</text:a></text:p>
          </table:table-cell>
          <table:table-cell table:style-name="ce3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raguosc001">Oscar Draguicevich</text:a></text:p>
          </table:table-cell>
          <table:table-cell office:value-type="string">
            <text:p>D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.1">
            <text:p>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lloben001">Ben Pollock</text:a></text:p>
          </table:table-cell>
          <table:table-cell table:style-name="ce3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dondon001">Don McDonagh</text:a>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licpet001">Peter Ilic</text:a></text:p>
          </table:table-cell>
          <table:table-cell table:style-name="ce3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7.4">
            <text:p>1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tteste001">Steve Potter</text:a></text:p>
          </table:table-cell>
          <table:table-cell table:style-name="ce3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rismar001">Mark Christensen</text:a>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4">
            <text:p>1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olpau001">Paul Carollo</text:a></text:p>
          </table:table-cell>
          <table:table-cell table:style-name="ce3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sermar001">Mark Moser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bindon001">Don Tobin</text:a></text:p>
          </table:table-cell>
          <table:table-cell office:value-type="string">
            <text:p>M,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stimir001">Mirko Castill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olfdav001">Dave Wolf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ntojor001">Jorge Montoya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riegle001">Glenn Lurie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.3">
            <text:p>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nelou001">Louis Bennett</text:a></text:p>
          </table:table-cell>
          <table:table-cell table:style-name="ce3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iseste001">Steve Eise</text:a></text:p>
          </table:table-cell>
          <table:table-cell table:style-name="ce3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3">
            <text:p>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onsric001">Ricardo Alonso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chman001">Manny Sanchez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ambtod001">Todd Bramble</text:a></text:p>
          </table:table-cell>
          <table:table-cell office:value-type="string">
            <text:p>GK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lfesco001">Scott Molfenter</text:a></text:p>
          </table:table-cell>
          <table:table-cell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usechr001">Chris Fauser</text:a></text:p>
          </table:table-cell>
          <table:table-cell table:style-name="ce3"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yepezjua001">Juan Yepez</text:a></text:p>
          </table:table-cell>
          <table:table-cell table:style-name="ce3"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enjor001">Jorge Valenzuela</text:a></text:p>
          </table:table-cell>
          <table:table-cell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stdav001">David West</text:a></text:p>
          </table:table-cell>
          <table:table-cell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lasfra001">Frank Arlasky</text:a></text:p>
          </table:table-cell>
          <table:table-cell table:style-name="ce3"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cevbor001">Boro Sucevic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pastogeo001">George Pastor</text:a></text:p>
          </table:table-cell>
          <table:table-cell office:value-type="string">
            <text:p>M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ameart001">Art Kramer</text:a>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26.5">
            <text:p>2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gerlee001">Lee Rogers</text:a></text:p>
          </table:table-cell>
          <table:table-cell table:style-name="ce3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quvil001">Vilmar Marquez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24.3">
            <text:p>2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dea001">Dean Kelly</text:a></text:p>
          </table:table-cell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zczejon001">Jon Szczepanski</text:a></text:p>
          </table:table-cell>
          <table:table-cell table:style-name="ce3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4.6">
            <text:p>24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ezipet001">Pete Knezic</text:a></text:p>
          </table:table-cell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9.6">
            <text:p>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ulkkei001">Keith Fulk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nksjim001">Jimmy Banks</text:a></text:p>
          </table:table-cell>
          <table:table-cell table:style-name="ce3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ymatim001">Tim Tyma</text:a></text:p>
          </table:table-cell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06">
            <text:p>10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.8">
            <text:p>6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rimoe001">Moe Suri</text:a></text:p>
          </table:table-cell>
          <table:table-cell table:style-name="ce3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7.8">
            <text:p>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vansmar001">Mark Evans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1.4">
            <text:p>1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mithpet002">Peter Smith</text:a></text:p>
          </table:table-cell>
          <table:table-cell table:style-name="ce3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7">
            <text:p>5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riegle001">Glenn Luri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spedav001">David Kasper</text:a></text:p>
          </table:table-cell>
          <table:table-cell table:style-name="ce3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7.1">
            <text:p>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ndelar001">Larry Sunderland</text:a></text:p>
          </table:table-cell>
          <table:table-cell table:style-name="ce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2.6">
            <text:p>2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iottim001">Tim Alioto</text:a>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3.1">
            <text:p>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jakder001">Derek Bujak</text:a></text:p>
          </table:table-cell>
          <table:table-cell table:style-name="ce3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5.9">
            <text:p>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rrymar001">Mark Berry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wepet001">Peter Schweinert</text:a></text:p>
          </table:table-cell>
          <table:table-cell table:style-name="ce3"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ercton001">Tony Pierce</text:a></text:p>
          </table:table-cell>
          <table:table-cell office:value-type="string">
            <text:p>GK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6/12/2014</text:date>, <text:time>17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02:03:14</meta:creation-date>
    <meta:generator>OpenOffice.org/3.4.1$Unix OpenOffice.org_project/341m1$Build-9593</meta:generator>
    <dc:date>2014-06-12T17:01:07</dc:date>
    <meta:editing-duration>PT8H28M55S</meta:editing-duration>
    <meta:editing-cycles>2</meta:editing-cycles>
    <meta:document-statistic meta:table-count="3" meta:cell-count="13633" meta:object-count="0"/>
    <meta:user-defined meta:name=""/>
  </office:meta>
</office:document-meta>
</file>